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48cf" officeooo:paragraph-rsid="001748cf" style:font-weight-asian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c3dce" officeooo:paragraph-rsid="001c3dce" style:font-weight-asian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06a1" officeooo:paragraph-rsid="001706a1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8b5dd" officeooo:paragraph-rsid="0018b5dd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ffeef" officeooo:paragraph-rsid="001ffeef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a8641" officeooo:paragraph-rsid="001a8641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a8641" officeooo:paragraph-rsid="001ffeef" style:font-weight-asian="normal" style:font-weight-complex="normal"/>
    </style:style>
    <style:style style:name="P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rial" fo:font-size="17.2000007629395pt" fo:letter-spacing="normal" fo:font-style="normal" fo:font-weight="bold" officeooo:rsid="001706a1" officeooo:paragraph-rsid="001706a1" style:font-weight-asian="bold" style:font-weight-complex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155cc" style:font-name="arial" fo:font-size="13.1999998092651pt" fo:letter-spacing="normal" fo:font-style="normal" fo:font-weight="normal" officeooo:paragraph-rsid="001ffeef"/>
    </style:style>
    <style:style style:name="P1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7.2000007629395pt" fo:letter-spacing="normal" fo:font-style="normal" fo:font-weight="bold" officeooo:rsid="001706a1" officeooo:paragraph-rsid="001706a1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06a1" officeooo:paragraph-rsid="001706a1" style:font-weight-asian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48cf" officeooo:paragraph-rsid="001706a1" style:font-weight-asian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48cf" officeooo:paragraph-rsid="001748cf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e974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b5dd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95b02" officeooo:paragraph-rsid="00195b02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a8641" officeooo:paragraph-rsid="001a8641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b76f6" officeooo:paragraph-rsid="001b76f6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b5dd" officeooo:paragraph-rsid="0018b5dd" style:font-weight-asian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c3dce" officeooo:paragraph-rsid="001c3dce" style:font-weight-asian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f4377" officeooo:paragraph-rsid="001f4377" style:font-weight-asian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ffeef" officeooo:paragraph-rsid="001ffeef" style:font-weight-asian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248db4" officeooo:paragraph-rsid="00248db4" style:font-weight-asian="normal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25c1e5" officeooo:paragraph-rsid="0025c1e5" style:font-weight-asian="normal" style:font-weight-complex="normal"/>
    </style:style>
    <style:style style:name="T1" style:family="text">
      <style:text-properties fo:font-variant="normal" fo:text-transform="none" fo:color="#222222" style:font-name="arial" fo:font-size="13.1999998092651pt" fo:letter-spacing="normal" fo:font-style="normal" fo:font-weight="normal"/>
    </style:style>
    <style:style style:name="T2" style:family="text"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T3" style:family="text">
      <style:text-properties fo:font-variant="normal" fo:text-transform="none" style:font-name="arial" fo:letter-spacing="normal" fo:font-style="normal"/>
    </style:style>
    <style:style style:name="T4" style:family="text">
      <style:text-properties fo:font-variant="normal" fo:text-transform="none" style:font-name="arial" fo:letter-spacing="normal" fo:font-style="normal" officeooo:rsid="001748cf"/>
    </style:style>
    <style:style style:name="T5" style:family="text">
      <style:text-properties fo:font-variant="normal" fo:text-transform="none" style:font-name="arial" fo:letter-spacing="normal" fo:font-style="normal" officeooo:rsid="0018b5dd"/>
    </style:style>
    <style:style style:name="T6" style:family="text">
      <style:text-properties fo:font-variant="normal" fo:text-transform="none" style:font-name="arial" fo:letter-spacing="normal" fo:font-style="normal" officeooo:rsid="0018e974"/>
    </style:style>
    <style:style style:name="T7" style:family="text">
      <style:text-properties fo:font-variant="normal" fo:text-transform="none" style:font-name="arial" fo:letter-spacing="normal" fo:font-style="normal" officeooo:rsid="001b76f6"/>
    </style:style>
    <style:style style:name="T8" style:family="text">
      <style:text-properties fo:font-variant="normal" fo:text-transform="none" style:font-name="arial" fo:letter-spacing="normal" fo:font-style="normal" officeooo:rsid="001eabbc"/>
    </style:style>
    <style:style style:name="T9" style:family="text">
      <style:text-properties fo:font-variant="normal" fo:text-transform="none" style:font-name="arial" fo:letter-spacing="normal" fo:font-style="normal" officeooo:rsid="001f4377"/>
    </style:style>
    <style:style style:name="T10" style:family="text">
      <style:text-properties fo:font-variant="normal" fo:text-transform="none" style:font-name="arial" fo:letter-spacing="normal" fo:font-style="normal" officeooo:rsid="001ffeef"/>
    </style:style>
    <style:style style:name="T11" style:family="text">
      <style:text-properties fo:font-size="18pt"/>
    </style:style>
    <style:style style:name="T12" style:family="text">
      <style:text-properties officeooo:rsid="001d44b9"/>
    </style:style>
    <style:style style:name="T13" style:family="text">
      <style:text-properties officeooo:rsid="001eabbc"/>
    </style:style>
    <style:style style:name="T14" style:family="text">
      <style:text-properties officeooo:rsid="001f4377"/>
    </style:style>
    <style:style style:name="T15" style:family="text">
      <style:text-properties officeooo:rsid="001ffeef"/>
    </style:style>
    <style:style style:name="T16" style:family="text">
      <style:text-properties officeooo:rsid="00212804"/>
    </style:style>
    <style:style style:name="T17" style:family="text">
      <style:text-properties officeooo:rsid="00248db4"/>
    </style:style>
    <style:style style:name="T18" style:family="text">
      <style:text-properties officeooo:rsid="00269a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остановка задания</text:p>
      <text:p text:style-name="P9"/>
      <text:p text:style-name="P9"/>
      <text:p text:style-name="P1"><text:span text:style-name="T1">В рамках решения индивидуального задания от Вас требуется реализовать</text:span><text:span text:style-name="T11"><text:line-break/></text:span><text:span text:style-name="T1">потоки управления внутри процессов JOS.</text:span><text:span text:style-name="T11"><text:line-break/></text:span><text:span text:style-name="T1">Должны поддерживаться функции</text:span><text:span text:style-name="T11"><text:line-break/></text:span><text:span text:style-name="T1">- pthread_create() [1]</text:span><text:span text:style-name="T11"><text:line-break/></text:span><text:span text:style-name="T1">- ptherad_join() [2]</text:span><text:span text:style-name="T11"><text:line-break/></text:span><text:span text:style-name="T1">- ptherad_exit() [3]</text:span><text:span text:style-name="T11"><text:line-break/></text:span><text:span text:style-name="T1">- sched_setparam() [4]</text:span><text:span text:style-name="T11"><text:line-break/></text:span><text:span text:style-name="T1">- sched_setscheduler() [5]</text:span><text:span text:style-name="T11"><text:line-break/><text:line-break/></text:span><text:span text:style-name="T1">Должны поддерживаться политики планирования потоков SCHED_FIFO и</text:span><text:span text:style-name="T11"><text:line-break/></text:span><text:span text:style-name="T1">SCHED_RR с приоритетами.</text:span><text:span text:style-name="T11"><text:line-break/></text:span><text:span text:style-name="T1">Также в рамках выполнения задачи необходимо будет разработать утилиту</text:span><text:span text:style-name="T11"><text:line-break/></text:span><text:span text:style-name="T1">печати состояния потоков в процессе.</text:span><text:span text:style-name="T11"><text:line-break/><text:line-break/></text:span><text:span text:style-name="T1">[1]</text:span><text:span text:style-name="T11"><text:line-break/></text:span><text:a xlink:type="simple" xlink:href="http://pubs.opengroup.org/onlinepubs/9699919799/functions/pthread_create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2]</text:span><text:span text:style-name="T11"><text:line-break/></text:span><text:a xlink:type="simple" xlink:href="http://pubs.opengroup.org/onlinepubs/9699919799/functions/pthread_join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3]</text:span><text:span text:style-name="T11"><text:line-break/></text:span><text:a xlink:type="simple" xlink:href="http://pubs.opengroup.org/onlinepubs/9699919799/functions/pthread_exit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4]</text:span><text:span text:style-name="T11"><text:line-break/></text:span><text:a xlink:type="simple" xlink:href="http://pubs.opengroup.org/onlinepubs/9699919799/functions/sched_setparam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5]</text:span><text:span text:style-name="T11"><text:line-break/></text:span><text:a xlink:type="simple" xlink:href="http://pubs.opengroup.org/" text:style-name="Internet_20_link" text:visited-style-name="Visited_20_Internet_20_Link"><text:span text:style-name="T2">http://pubs.opengroup.org/</text:span></text:a></text:p>
      <text:p text:style-name="P10"/>
      <text:p text:style-name="P12">Предлагаемое решение</text:p>
      <text:p text:style-name="P12"/>
      <text:p text:style-name="P12"/>
      <text:p text:style-name="P13">Функции для работы с тредами будут реализованы как системные вызовы, необходимо их добавить. <text:span text:style-name="T13">В <text:s/>kern/syscall.c, inc/lib.h, lib/syscall.c, inc/syscall.h</text:span></text:p>
      <text:p text:style-name="P13"/>
      <text:p text:style-name="P4"><text:span text:style-name="T3">Текущий планировщик </text:span><text:span text:style-name="T8">в kern/sched.c</text:span><text:span text:style-name="T3"> необходимо немного модифицировать. </text:span><text:span text:style-name="T4">Переключение процессов будет происходить по истечении кванта времени, отведенного под этот процесс. </text:span><text:span text:style-name="T9">В структуре Env будет указатель на следующий для выполнения процесс или тред. Для каждого уровня приоритета будет создан свой односвязный список из тредов или процессов.</text:span></text:p>
      <text:p text:style-name="P23">При получении прерывания по времени будет проверяться, исчерпал ли текущий процесс или терд свое время, если да, то на выполнение поставится <text:s/>следующий в списке тред или процесс.</text:p>
      <text:p text:style-name="P14"/>
      <text:p text:style-name="P15"><text:soft-page-break/>Необходимо объявить константы для работы с тредами: PTHREAD_CREATE_JOINABLE, PTHREAD_CREATE_DETACHED, SCHED_RR, SCHED_FIFO.</text:p>
      <text:p text:style-name="P15">Они будут объявлены в файле inc/pthread.h</text:p>
      <text:p text:style-name="P15"/>
      <text:p text:style-name="P16">Необходимо изменить структуру Env <text:span text:style-name="T13">в inc/env.h</text:span>:</text:p>
      <text:p text:style-name="P16">1. добавить флаг<text:span text:style-name="T16">(int)</text:span> is_t<text:span text:style-name="T12">h</text:span>read</text:p>
      <text:p text:style-name="P16">2. указатель на процесс, который породил тред</text:p>
      <text:p text:style-name="P16">3. id треда внутри процесса</text:p>
      <text:p text:style-name="P16">4. политика планирования треда</text:p>
      <text:p text:style-name="P16">5. <text:span text:style-name="T14">п</text:span>риоритет треда(процесса)</text:p>
      <text:p text:style-name="P16">6. тип треда</text:p>
      <text:p text:style-name="P18">7. адресс, куда будет записан результат работы треда</text:p>
      <text:p text:style-name="P18"/>
      <text:p text:style-name="P19">env_alloc необходимо переписать, учитывать, что мы создаем, процесс или тред</text:p>
      <text:p text:style-name="P19"/>
      <text:p text:style-name="P19">env_create если создается тред: eip установить на нужную функцию, не загружаем elf образ, записываем аргумент, который был передан в функции создания треда</text:p>
      <text:p text:style-name="P19"/>
      <text:p text:style-name="P7"><text:span text:style-name="T3">env_free если тред: не удалять процесс, проверить на наличие ожидающих его процессов</text:span><text:span text:style-name="T10">;</text:span><text:span text:style-name="T3"> </text:span><text:span text:style-name="T7">если тред JOINABLE, то сделать его ENV_FINISHED, если DETACHED, то сделать его ENV_FREE</text:span></text:p>
      <text:p text:style-name="P8"><text:span text:style-name="T10">если процесс: </text:span><text:span text:style-name="T7">удалить все треды, которые он создал,</text:span></text:p>
      <text:p text:style-name="P20"/>
      <text:p text:style-name="P20">env_run если переключение тредов внутри одного процесса, то не менять cr3</text:p>
      <text:p text:style-name="P19"/>
      <text:p text:style-name="P15"/>
      <text:p text:style-name="P2"><text:span text:style-name="T3">1. Функция pthread_create() </text:span><text:span text:style-name="T5">будет реализована через вызов env_</text:span><text:span text:style-name="T9">alloc</text:span><text:span text:style-name="T5">().</text:span></text:p>
      <text:p text:style-name="P21">2. Функция pthread_join(): если тред JOINABLE и завершился, то присваиваем ему ENV_FREE и возвращаем результат, если он не завершился, то добавляем в список ожидания.</text:p>
      <text:p text:style-name="P21">Если он не JOINABLE, то возвращаем ошибку</text:p>
      <text:p text:style-name="P21">3. Функция pthread_exit(): результат работы треда записывается <text:span text:style-name="T15">по указанному</text:span> в Env <text:span text:style-name="T15">адресу;</text:span> если есть процессы, ожидающие завершения этого треда, то им возвращается результат работы и возобновляется их работа.</text:p>
      <text:p text:style-name="P5"><text:span text:style-name="T3">4. Функция </text:span><text:span text:style-name="T6">sched_setparam(), sched_setscheduler() - пробегаемся по списку процессов и заменяем нужные значения.</text:span></text:p>
      <text:p text:style-name="P17"/>
      <text:p text:style-name="P6"><text:span text:style-name="T6">Ф</text:span><text:span text:style-name="T3">ункция вывода информации о тредах в треминале будет реализована через комманду консоли, которая в свою очередь вызовет системную функцию, которая пройдется по всем struct Env и, если это тред, то выведет его параметры.</text:span></text:p>
      <text:p text:style-name="P17"/>
      <text:p text:style-name="P3"><text:span text:style-name="T6">Т</text:span><text:span text:style-name="T3">есты:</text:span></text:p>
      <text:p text:style-name="P22"/>
      <text:p text:style-name="P24"><text:soft-page-break/>1. <text:span text:style-name="T17">Создать тред из процесса, и вывести информацию о нем.</text:span></text:p>
      <text:p text:style-name="P24"><text:tab/><text:span text:style-name="T17">Создать тред из треда и вывести его информацию.</text:span></text:p>
      <text:p text:style-name="P24"><text:tab/><text:span text:style-name="T17">Выход из треда по pthread_exit, return.</text:span></text:p>
      <text:p text:style-name="P25">2. Тесты на join: джоин из процесса, джоин из треда, работа тредов после завершения работы процесса.</text:p>
      <text:p text:style-name="P26">3. Тест на приоритеты</text:p>
      <text:p text:style-name="P26">4. Тест на работу <text:span text:style-name="T18">sched</text:span>_setparam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4:26:45.225808759</meta:creation-date>
    <dc:date>2018-01-08T12:07:06.406019193</dc:date>
    <meta:editing-duration>P2DT12H40M5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34" meta:word-count="455" meta:character-count="3395" meta:non-whitespace-character-count="2968"/>
  </office:meta>
</office:document-meta>
</file>